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Heading_20_1">
      <style:paragraph-properties fo:break-before="pag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position="33% 80%"/>
    </style:style>
    <style:style style:name="T4" style:family="text">
      <style:text-properties style:text-underline-style="solid" style:text-underline-width="auto" style:text-underline-color="font-color"/>
    </style:style>
    <style:style style:name="T5" style:family="text">
      <style:text-properties fo:font-style="italic"/>
    </style:style>
    <style:style style:name="T6"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 je komplet v TeXu</text:p>
      <text:p text:style-name="Text_20_body">2.1</text:p>
      <text:p text:style-name="Text_20_body">(Majerech) Vytáhl jsem si funkce jedné proměnné... to neznělo špatně co přišlo byl docela šok... otázka byla totiž:<text:line-break/>Dokažte větu o Darbouxouvě vlastnosti pro spojité funkce - žádné věty nebo definice - prostě jeden důkaz<text:line-break/>uff důkaz jsem neviděl od prváku... no vymyslel jsem něco co vypadalo důvěryhodně <text:line-break/>majerech se podíval konstatoval, že takhle si důkaz nepředstavoval... a že se to normálně dokazuje jinak, uznal že to co jsem vyrobil má hlavu a patu nicméně použil jsem že uzavřený interval je kompaktní množina a že tam lze tedy vybrat konvergentní podposloupnost což majerech prohlásil že je důsledek toho co mám dokazovat... a že bych asi to měl ukázat... naštěstí z toho sešlo po této co majerech po drobném přesvědčování uznal že věta byla +- dokázána </text:p>
      <text:p text:style-name="Text_20_body">2.2</text:p>
      <text:p text:style-name="Text_20_body">(Zahradník) v podstate jen definice, Heineho veta a par pozorovani</text:p>
      <text:p text:style-name="Text_20_body"><text:s/>Zde jsem napsal definici spojitosti, tu větu, a přehled vět a vlastností nějak se vztahujících k spojitosti. Napsal jsem znění Darbouxovy věty + důkaz. To stačilo. </text:p>
      <text:p text:style-name="Text_20_body">2.4</text:p>
      <text:p text:style-name="Text_20_body">(neznamy hodny pan) Derivace + 3 vety o stredni hodnote </text:p>
      <text:p text:style-name="Text_20_body">(Surynek) Derivace: definice a základní pravidla, věty o střední hodnotě - dokazy ... </text:p>
      <text:p text:style-name="Text_20_body">(Kucera) Derivacie, vety o strednej hodnote -&gt; napisal som definicie, par viet o derivaciach a vety o strednych hodnotach. Pan Kucera sa prisiel pozriet ako mi to ide, s tym, ze este par viet som chcel dopisal. Pozrel sa na to, povedal "Ale jo", a nic viac nepozadoval, ani dokazy (znamku nepovedal) </text:p>
      <text:p text:style-name="Text_20_body">(Majerech) vety o stredni hodnote (vyzadoval dukaz bez aplikace jine vety o strednu hodnote) vety o stredni hodnote jsem sepsal a nejak odkyval dukaz</text:p>
      <text:p text:style-name="Text_20_body">(Matousek) Trapili me trochu na dukazu te Lagrangeovy vety, kde sem nemel jasno v predpokladech - popravde s takovym spankovym deficitem me to, ze jsem si tam hodil silnejsi, moc nevzrusovalo. Matousek se me ptal na nejaky algoritmicky aspekty - jestli bych dokazal vypocitat determinant rychlejs nez v n^3, coz sem moc nevedel, tak on pry jestli alespon nasobeni, coz sem mu rekl, ze Strassen a on na to, ze se to da aplikovat i na determinanty. </text:p>
      <text:p text:style-name="Text_20_body">(Kopecky) Z matiky jsem mel vetu o stredni hodnote, tak jsem napsal Rolleovu, Lagrangeovu a Cauchyovu vetu o kterych jsem si myslel ze k tomu patri. Ale se zlou jsem se potazal. </text:p>
      <text:p text:style-name="Text_20_body">(Majerech) u matiky stacily definice potrebnych veci a Majerech celkem navedl. Jen ma netradicni definice vety o str. hodnote. Chtel dukaz Darboux. vlast. + proc jde na R a ne na Q, Newton metoda - vsechno se odehravalo na magickem prikladu x&lt;sup&gt;2&lt;/sup&gt; = 2 </text:p>
      <text:p text:style-name="Text_20_body">2.5</text:p>
      <text:p text:style-name="Text_20_body">(IOI 21.6.2011) Definujte Taylorův polynom.<text:line-break/>Vyslovte větu o zbytku Taylorova polynomu.<text:line-break/>Vypočtěte Taylorovu řadu pro funkci sin(x). </text:p>
      <text:p text:style-name="Text_20_body">(?) fuuuuuuuuuuuuuuuuuuj, dala jsem dohromady zakladni definici, jeden priklad pro exponencialu, jeden priklad zbytku (zkonenej:), pak po me chtel spocitat sin(168 stupnu) pomocí taylora (coze???), no s velkou pomoci jsem to nejak dala... </text:p>
      <text:p text:style-name="Text_20_body">(Majerech) newtonova metoda (chtel pomoci ni spocitat dom(n)) pricemz Newtona jsem si skoro vubec nepamatoval a smolil a smolil...nakonec jsem delal jen matiku </text:p>
      <text:p text:style-name="Text_20_body">(Matousek) tayloruv polynom, pouziti. A dodal, ze kdybych vedel i nejake tvrzeni, "tak by to bylo skvely" - taylora jsem zadefinoval, napsal i pouziti. Tvrzeni jsem vedel jen jedno jednoduche (nejaka ta limita jde k nule), ale predpoklady moc ne-e - to se mu nelibilo, takze to jeste rozebiral - nejak jsme se dostali ke zbytku a on chtel aspon lagrangeovu vetu o stredni hodnote, ze ktere se to da tak nejak vyjadrit (ja jsem v podstate rekl jen tu vetu, zbytek odrikal on) </text:p>
      <text:p text:style-name="Text_20_body">(neznámý) v kazdom pripade newtona si myslim ze spocitas pre nejaky polynom vcelku jednoducho - tak isto <text:soft-page-break/>ako taylorov polynom pre exp tiez spocitas podla definicie </text:p>
      <text:p text:style-name="Text_20_body">(Majerech) Taylor+zbytek, Newtonova metoda pro funkci x^2+2 a věty o pevném bodě. <text:line-break/>Hned na začátku mi řekl, že ty věty o pevném bodě co jsme brali nejsou ty, co po mně chce a nadefinoval mi vlastní, kterou jsem měl dokázat a navíc dokázat, že neplatí pro fukce nad Q. <text:line-break/>Taylor a NM byly v pohodě, u Taylora stačila definice a NM jsem si pamatoval z numeriky, když jsem se dostal k odm ze dvou s přesností na tři místa, tak jsme to prohlásili za konvergentní. Pak ale začalo přituhovat. Použil jsem metodu nahrazení kvality kvantitou a sesypal jsem na několik A4 úplně všechna fakta, která by se v tom důkazu věty o pevném bodě dala použít. Pak jsme se v tom dost dlouho přehrabovali a nakonec mě k tomu nějak dokormidloval a kupodivu mi to dal taktéž za 1. </text:p>
      <text:p text:style-name="Text_20_body">(Zemlicka) Dalsi otazka bylo hledani korene polynomu numerickymi metodami, tedy Newtonovu metodu + dalsi algoritmy, kde po<text:line-break/>me chtel abych srovnal jejich vyhody, nevyhody, rychlosti, ... nicmene musim rict, ze Zemlicka je vic v pohode, nez jsem<text:line-break/>cekal. </text:p>
      <text:p text:style-name="Text_20_body">(Klazar) Taylorove polynomu jsem napsala jen, jak vypada, Tayloruv rozvoj funkce, k cemu se to pouziva. Jeste se me pak ptal na par veci, ty uz jsem moc nevedela. A pak jeste rozepsat e na xtou a sin x. <text:s/>http://forum.matfyz.info/viewtopic.php?f=418&amp;t=3406&amp;p=16319</text:p>
      <text:p text:style-name="Text_20_body">3.????</text:p>
      <text:p text:style-name="Text_20_body">(neznámý) kritéria konvergence číselných řad </text:p>
      <text:p text:style-name="Text_20_body">3.1</text:p>
      <text:p text:style-name="Text_20_body">(Fiala) Posloupnost funkcí + stejnoměrná spojitost <text:s/>- Napsal jsem zase to, na co jsem si vzpomněl z materiálů (ty tři definice na posloupnost a asi čtyři "věty"). Měl jsem ještě ukázat rozdíly mezi nimi na nějakých konkrétních funkcích... Pan Fiala měl sice záludnější otázky, ale zkoušení bylo naprosto férové a vcelku mírné. </text:p>
      <text:p text:style-name="Text_20_body">3.2</text:p>
      <text:p text:style-name="Text_20_body"><text:span text:style-name="T2">(Klazar) </text:span>Napsal jsem definici mocnine rady, stred konvergence, zdrbal zapis polomeru konvergence (zapomnel ze je 1 lomeno), vztah polomeru konvergence a konvergence mocninne rady. Napsal vlastnosti geometricke rady (taky je to mocninna rada) + ze je hodna. A horempadem jsem chtel utect k Taylorovi.<text:line-break/>Avsak dostal jsem otazky - co se deje kdyz |x - a| = R, pote najit radu s touto vlastnosti, ktera diverguje a ktera konverguje. (1.uspech, 2. neuspech (suma nul fakt nestacila)), p.Klazar me zaskocil ukolem spocitat nekolik polomeru konvergence ruznych rad (vedlo na ruzne limity (n-ta odmocnina z 2^n) pro n -&gt; inf). </text:p>
      <text:p text:style-name="Text_20_body">(neznámý) Po chvíli (kdy jsem nenapsal téměř nic, prostě vokno) připsal ještě Číselné řady, a když jsem se v záchvatu nervozity stále nechytal, začal mi na papír kreslit nápovědu. Kreslil tak dlouho, než jsem řekl "No jo, ono je to vlastně takhle"... To se opakovalo ještě jednou, sám jsem neřekl skoro nic. K mému velkému překvapení mi bylo sděleno, že to stačí, sice jen na slabší trojku, ale stačí.</text:p>
      <text:p text:style-name="Text_20_body">(Kučera) napsal jsem jen definici, co to je poloměr konvergence a ten vzoreček, kterým se počítá. Toť vše. Fiala s Kučerou se pak ptali na definice těch typů konvergence, jestli neznám nějakou speciální mocninnou řadu (střelil jsem Taylorovu), tak jsme nějak přešli k aproximaci funkcí v bodě Taylorovým polynomem (uff, žádné zbytky!) a nakonec po mně chtěli aproximovat sinus v nule kubickým polynomem, což je jen dosazení do Taylora řádu 3, ale to jsem si v dané psychické situaci neuvědomil :-p. Nakonec jsem to napsal a byli spokojení. </text:p>
      <text:p text:style-name="Text_20_body">3.3</text:p>
      <text:p text:style-name="Text_20_body"><text:span text:style-name="T2">(Klazar) </text:span>Pak konecne Taylor (museli u me tehdy stat vsichni rohati, ze nechtel tvary zbytku to by byla konecna) + napsat Tayloruv rozvoj pro sin(x), cos(x), e^(x) a ln(x). Tuto otazku jsem fakt nechtel a byl jsem hodne nervozni - naflakal jsem ve zmatku nekolik zbytecnych chyb. P.Klazar byl opravdu tolerantni, vzdy v klidu pockal nez se vyjadrim a ihned 2x opravim. V jedne chvili povedel, ze mu to staci (nevedel jsem znamku) a odesel.<text:line-break/>Statnicove materialy zde stacily bohate. </text:p>
      <text:p text:style-name="Text_20_body"><text:span text:style-name="T2">(Klazar) </text:span>Taylorove rady Moc som toho nevedel, len definicie a tu jednu vetu o suvisloti mocnineeho radu a Taylorovho radu samozrejme bez sance na dokaz Tak mi dal spocitat este nejake Taylorove rozvoje v nule ( sinus, logaritmus, exponenciala ). Znamku neviem. (max 3)</text:p>
      <text:p text:style-name="Text_20_body">3.4</text:p>
      <text:p text:style-name="Text_20_body"><text:soft-page-break/>(Majerech) Fourierovy řady (ty má Majerech asi rád - ale stačí v podstatě jen definice) </text:p>
      <text:p text:style-name="Text_20_body">----------------1-3 jsou komplet ----------------</text:p>
      <text:p text:style-name="Text_20_body">5.1</text:p>
      <text:p text:style-name="Text_20_body">(Fiala) Parciální derivace a tot. diferenciál. - Uvedl jsem definice, jak to souvisí se spojitostí funkce a jak se navzájem implikují, geometrický význam a nutnou podmínku 1. řádu pro extrém. Vše bez důkazu. Po troše dokopávání ze mě dostal, že gradient je kolmý na vrstevnici v daném bodě a když se mě ptal, jestli bych to uměl dokázat a já řekl, že ne, odpověděl: "No vidíte, to jste se taky v analýze učili" </text:p>
      <text:p text:style-name="Text_20_body">6.1</text:p>
      <text:p text:style-name="Text_20_body"><text:span text:style-name="T1">(Majerech) </text:span>Druhou otázkou byly metrické prostory. Zde jsem měl volnou ruku, nadefinoval jsem tedy metrický prostor, napsal několik příkladů metrických prostorů a pokračoval základními tvrzeními o metrických prostorech. Zde jsem ale pokazil definici otevřených a uzavřených množin (špatné pořadí kvantifikátorů), dr. Majerech mne ale nechal nad touto definicí tak dlouho přemýšlet, dokud jsem svou chybu sám nenašel a neopravil. Na závěr ječtě přidal doplňující otázku v podobě definice kompatkních prostorů. Můj výstup pak ohodnotil známkou 2, i zde se však jednalo o velmi příjemné zkoušení a nebýt mé vlastní chyby, tak i bez problémů.<text:line-break/></text:p>
      <text:p text:style-name="Text_20_body"><text:span text:style-name="T1">(Majerech) </text:span>Statnicove materialy stacily bohate.<text:line-break/><text:line-break/>p. Majerech tradicne vybiral otazky modulenim cisla stranky z diplomky, kterou dal studentovi beze slova k otevreni. <text:span text:style-name="T5">(Vladane chce to aspon rict, ze at ji student otevre a NELISTUJE. Takto nebylo zrejme zda student drzi v ruce zajimavost k nahlednuti (nez na nej prijde rada se zkousenim) nebo voli potencialni vrazednou zbran)</text:span>.<text:line-break/>Napsal jsem definici, asi 5 metrik, okoli bodu, otevrenou/uzavrenou mnozinu, homeomorfismus, kontrahujici zobrazeni, Banach-Pickardova veta o pevnem bode, Cauchyovska posloupnost, kovergentni posloupnost, uplny a kompaktni prostor, nekolik vlastnosti spojitosti + definici. <text:line-break/><text:line-break/>Vladan prisel, bezeslova si procetl papiry - fixou do papiru zaznacil Cauchyovskost,konvergenci a uplnost a rekl, at se na to jeste podivam. Podival jsem se, zastydel, opravil (mezi podivanim a zastydenim ubehlo 15minut). Pouze slovy jsem povedel to, co bylo na mat. strukturach o topologii jakozto rozsireni metrickych prostoru (na tohle jsem nebyl tazan). A hotovo (znamku jsem se nedozvedel).<text:line-break/><text:span text:style-name="T4"><text:line-break/></text:span><text:span text:style-name="T6">8.2</text:span><text:span text:style-name="T4"><text:line-break/></text:span>(IP 21.6.2011) <text:span text:style-name="T6">Vypsat všechny podgrupy grupy </text:span><text:span text:style-name="T6"><draw:frame draw:style-name="fr1" draw:name="obrázky1" text:anchor-type="as-char" svg:width="0.423cm" svg:height="0.45cm" draw:z-index="0"><draw:image xlink:href="http://latex.codecogs.com/gif.latex?S_3" xlink:type="simple" xlink:show="embed" xlink:actuate="onLoad"/><svg:title>S_3</svg:title></draw:frame></text:span><text:span text:style-name="T6"> (grupa permutací na 3 prvcích) a jejich index.<text:line-break/>Definovat index podgrupy a vyslovit větu o vztahu velikosti grupy, její podgrupy a indexu (to měla být Lagrangeova věta). </text:span></text:p>
      <text:p text:style-name="Text_20_body">8.4</text:p>
      <text:p text:style-name="Text_20_body">(Kratochvíl) Dal mi jeste prakticky priklad na delitelnost, jestli jeden zadany polynom je delitelem druheho (ze by zachrana? bo toto pocitaji decka nekde v sexte na gymplu :D). Tak priklad spocitan, k tomu stranka teorie. Myslim, ze jsem nektere hlavni veci mel, NSD, Eukleida, co je to koren a rozklad, co je ireducibilni polynom a take to, ze v C - narozdil od R - ma kazdy polynom koren a polynom stupne &gt;=2 je vzdy reducibilni. No a pak zacal. :) Chtel mimo jine "nejak popsat" vsechny ireducibilni polynomy v R,Q a C. No tady jsem to moc nedaval, dost mi pomahal... Spolecnymi silami jsme to nakonec dali dohromady (pro zvedavce spr. odpoved: polynom je ireducibilni v C &lt;=&gt; je stupne 1, ireducibilni v R =&gt; je stupne 1 nebo 2, a v Q pro libovolne n existuje ireducibilni - napr x<text:span text:style-name="T3">n</text:span>-2) </text:p>
      <text:p text:style-name="Text_20_body">9.1</text:p>
      <text:p text:style-name="Text_20_body">(?) lineární nezávislost, báze ...Vektorové prostory byly rychlé, sepisoval jsem si axiomy, zkoušející mě v tom přerušil, chtěl vědět co je báze, co lineární obal...v podstatě jen definice. </text:p>
      <text:p text:style-name="Text_20_body">10.1</text:p>
      <text:p text:style-name="Text_20_body">(Matoušek): Definice, jejich zřejmé důsledky v R a C, k čemu co slouží. Zeptal se jen co je ta čárka nad (komplexním číslem) a následně co je komplexně sdružené číslo, a chtěl rozepsat CS-nerovnost pro eukleidovský prostor. Zapomněl jsem na jeden axiom skalárního součinu (nezápornost &lt;u|u&gt;), to mi vytkl, a <text:soft-page-break/>přimhouřil oko i nad tím,že jsem mu zprvu tvrdil, že plyne z ostatních (spletl jsem si to s normou). Kolmost jsem stihl už jen definovat, dál jsem se nedostal. Ještě jsem Matouškovi tak trochu vnutil náznak důkazu CS nerovnosti (když už jsem se to učil;)), nebyl ale vyžadován. </text:p>
      <text:p text:style-name="Text_20_body">10.3</text:p>
      <text:p text:style-name="Text_20_body">(Žemlička) Začal jsem tou nerovností. Definoval jsem těleso, VP, sk. součin a nakonec normu. Chyběl mi jeden axiom a jiný vztah tam byl navíc, procházení a nalézání bylo docela úmorné, důkaz C-S nerovnosti jsem měl z poloviny, ale když prohlásili, že alfa je jen technická záležitost, bylo to lepší, než celý důkaz špatně. Chtěli důsledky nerovnosti, třeba jako trojúhelníkovou nebo srovnání průměrů. Ten druhý jsme společnými silami odvodili, už jsem byl opět dost nervózní. </text:p>
      <text:p text:style-name="Text_20_body">(Gregor) Napsal jsem definice skalarniho soucinu a normy. U normy chtel nekolik moznych "typu" normy, tj. maximalni, manhattonska atd. coz jsem moc nevedel, musel jsem patrat v pameti jeste z dob kdy to bylo na prednasce. Pak jsem napsal CS nerovnost a ideu dukazu, na detaily jsem si nevzpomel. Potom trojuhelnikovou nerovnost. Tu jsem mel s dukazem pro R, ale on chtel i pro C. Nakonec jsem to s jeho pomoci dal do kupy. </text:p>
      <text:p text:style-name="Text_20_body">12.2</text:p>
      <text:p text:style-name="Text_20_body">(IOI 21. 6. 2011) 2.1 Definujte pojmy řádkový prostor, sloupcový prostor a jádro matice<text:line-break/>2.2 Jaké platí vztahy mezi dimenzemi těchto prostorů a hodností matice?<text:line-break/>2.3 Existuje nad libovolným tělesem matice velikosti 3x3, která má dimenzi jádra 2? (Uveďte příklad nebo dokažte, že neexistuje) </text:p>
      <text:p text:style-name="Text_20_body">15.1</text:p>
      <text:p text:style-name="Text_20_body">(Dvorak) Na matiku docela rejpal, chtel vedet jak moc tomu rozumim. U simplexovky se ptal, proc tahle uprava tabulky, atd. A co je tohle v tabulce, atd. No jeste, ze jsem chodil na zaklady optimalizace, jinak bych tyhle veci nevedel. Btw: byl rad, ze jsem vedel, ze existuji i jine metody nez simplex - chacijan a karmarkar. </text:p>
      <text:p text:style-name="Text_20_body">----------------17 je komplet ----------------</text:p>
      <text:p text:style-name="Text_20_body">17.1</text:p>
      <text:p text:style-name="Text_20_body">(?) Representace grafu byla docela jednoducha, popsal jsem ty representace, hlavni rozdil byl v casove narocnosti nalezeni sousedu vrcholu, bavili jsem se o BFS, DFS, jak jednotlive representace tedy ovlivni casovou narocnost. Popsal jsem a dokazal, co jsou mocniny matice sousednosti.</text:p>
      <text:p text:style-name="Text_20_body">(Majerech) teorie grafu: zakl. pojmy, souvislost, stromy (jen definice), kostry (chtel obecnou definici i pro nesouvisle grafy); <text:line-break/>eulerovy &amp; hamilt. grafy, rovinne grafy a barveni - definice a informace o tom, jak jsou problemy tezke z algoritmickeho hlediska. </text:p>
      <text:p text:style-name="Text_20_body">17.3</text:p>
      <text:p text:style-name="Text_20_body">(Fiala) Začal jsem stromy a kostrami, prakticky to, co je v materiálech + napsal jsem důkaz Cayleyho formule (je opravdu lehký a zabere hodně papíru). Měl jsem ještě dokázat nějakou implikaci u těch stromů. Tam jsem se trošičku zamotal, ale nakonec +- </text:p>
      <text:p text:style-name="Text_20_body"><text:bookmark-start text:name="DDE_LINK"/>(Fiala)<text:bookmark-end text:name="DDE_LINK"/> Stromy, min. kostra - Uvedl jsem definice, ekvivalentní podmínky, že graf je stromem (bez důkazu), Kruskalův a Primův algoritmus. U Kruskalova alg. jsem se zamotal při vysvětlování, proč je korektní, o Primově alg. ani složitosti obou mě nenechal mluvit (ale měl jsem něco na papíře a četl si to). </text:p>
      <text:p text:style-name="Text_20_body">(Surynek): napsal jsem ekvivalentni definice stromu, par ekvivalenci dokazal, par obecnych kydu, definoval jsem kostru a vyslovil par vet pro kostry (pocet koster uplnaku, pocet koster grafu pres Laplaceovu matici), rekl jsem, jak se algoritmicky hleda kostra. Krom tech ekvivalenci u stromu jsem neumel nic dokazat (pocet koster uplnaku jsem tusil obrysy Obratlovců, ale jinak nic moc, prý že je to "takové nějaké podivné"), proto za 2. </text:p>
      <text:p text:style-name="Text_20_body">(Mlček) Definice, základní tvrzení. Nebylo toho moc, tak jsem pro jistotu připsal ještě něco o minimální kostře a nastínil algoritmy (Jarník, Borůvka, Kruskal). U tvrzení o počtu koster úplného grafu o (resp. počtu stromů na) n vrcholech se mě ptal na důkaz, nevěděl jsem ho, ale to zřejmě nevadilo (ostatní bylo snad bez výtek). Pár obecných otázek kolem. </text:p>
      <text:p text:style-name="Text_20_body">(Mlček) Na stromy jsem řekl ideu důkazu Cayleyho formule a fakt sem se divil, když se mě po drsnostech z diferenciálních rovnic zeptal "No a víte prosímvás, co je to indukovaný podgraf??" .. takže z trivialit prváku sem dostal jedničku, celkově jedna. </text:p>
      <text:p text:style-name="Text_20_body"><text:soft-page-break/>17.4</text:p>
      <text:p text:style-name="Text_20_body">(Kratochvil) Def Eul. grafu + veta + dukaz. Def Ham. kruznice, jak je to tezky, postacitelna podminka (D) a dukaz, ktery neni uplne easy, ale ktery jsem z kombagry u Kratochvila umel a rozumel mu. Evidentne ho to potesilo. :) Nakonec par dotazu, jak je to tezke - NP, a to i na rovinnych grafech, ovsem navedl me k tomu, ze na urcite tride grafu (myslim ze "hranove") je otazka HK polynomialni - prevedl jsem to na testovani Eulera. </text:p>
      <text:p text:style-name="Text_20_body">(Majerech) eulerův graf + hamiltonovský (složitosti) </text:p>
      <text:p text:style-name="Text_20_body">(Dvořák) Podrobně vyjmenoval podotázky, naštěstí jsem prakticky všechno věděl, takže pohoda. Kus důkazu nutné a postačující podmínky eulerovskosti jsem vymyslel na místě, dost jinak než se učí a lehce neohrabaně, ale fungovalo to. Nakonec jsem se zasekl na odhadu složitosti nalezení E. tahu, takže 1-2. </text:p>
      <text:p text:style-name="Text_20_body">(Dvořák) definice, slozitosti, alg. hledani eulera, pokus o dukaz postacujici podminky eulera </text:p>
      <text:p text:style-name="Text_20_body">(?) Eulerovské a hamiltonovské grafy - definice + vybrat si jednu větu a dokázat ji (dokazoval jsem Chvátalův uzávěr) </text:p>
      <text:p text:style-name="Text_20_body">(Kučera) Definice, a vety ktere to popisuji, Diracovu se mi podarilo dokazat, vpodstate jsem mu to pak cele povypravel a bylo to. Zadne dalsi otazky. </text:p>
      <text:p text:style-name="Text_20_body">17.5</text:p>
      <text:p text:style-name="Text_20_body">(Klazar) Rovinné grafy - popsal jsem definice, Kuratowského větu a Eulerovu formuli, kterou jsem dokázal. Doc. Klazar se ze mě ještě pokoušel vytáhnout formální definici oblouku, ale když jsem nevěděl, tak se v tom nenimral. Musím říct, že pan Klazar byl fajn, když máte něco navíc, tak to ocení, a když cítí že vám něco nejde, tak se v tom nerýpá. </text:p>
      <text:p text:style-name="Text_20_body">(?) definice, Kuratowského věta, Eulerova formule, maximální počet hran + nějaká souvislost s barevností grafu, jsem trochu zamotal u změní Kuratowského věty a u Eulerovi formule jsem pozapomněl, že platí pouze pro souvislé grafy (což je docela logické, ale prostě mi to vypadlo), na což jsem přišel při improvizovaném důkazu. Uvedl jsem větu o 4 barvách, s tím že důkaz je složitý. Zkoušející mi docela pomáhal, trochu ho sralo, že většina definic byla taková pofidérní, ale nakonec prohlásil něco v tom smyslu, že tomu rozumím a v pohodě. </text:p>
      <text:p text:style-name="Text_20_body">(Dvorak) Tady to chce hlavne definice a znat vety a vlastnosti rovinnych grafu + naznak dukazu u tech jednodussich, napriklad to, jak se dokazuje <text:line-break/>Euleruv vzorec. Nakonec jsme se dostali az k NP a 3-barevnosti grafu, ale to byla jen odbocka, do ktere rekli, ze zabihat nebudeme. </text:p>
      <text:p text:style-name="Text_20_body">(Fiala) Fiala přečetl grafy (formální definice rovinných grafů a co k tomu patří, vzorce o počtu hran, stěn a tak a Kuratowský), upozornil mne na chybku, položil doplňujícíc otázku a bylo to. </text:p>
      <text:p text:style-name="Text_20_body">(Gregor) Rovinne grafy, barveni: Napsal jsem nekolik definici a par vet. Jednu chtel dokazat, tak jsem dokazal tu |V| - |E| + s = 2. U barveni se mu nelibila moje verze Kuratowskeho vety, tak mi ukazal protipriklad a ja to opravil (chybelo mi tam slovo "deleni"). Potom jsem jeste zacal dokazovat vetu o peti barvach, ale uprostred me zastavil s tim, ze si neni jistej jestli to rikam dobre (ale myslim, ze jsem to rikal dobre) a zeptal se me jeste na problem barveni pomoci tri barev (NP-uplny problem). To mu stacilo a rek, ze se pujde poradit s kolegou.<text:line-break/>Gregor stoural trochu vic nez skopal, ale v pohode. </text:p>
      <text:p text:style-name="Text_20_body">(Fiala) pohoda, akurat som sa strapnoval s Eulerovou ci Euklidovou ci akou to formulou (pocet stien, vrcholov a hran) ked som si na nu nespomenul a odvodzoval som ju. (a aj tak som tak nejake +/- 2 zabudol) </text:p>
      <text:p text:style-name="Text_20_body">17.6</text:p>
      <text:p text:style-name="Text_20_body">(Majerech) lze třemi barvami? algoritmus na zjištění, zdali lze ho obarvit 3 - prej něco dvakrát pustit prohledávání do hloubky - nepochopil jsem </text:p>
      <text:p text:style-name="Text_20_body">(Dvorak) Barveni grafu v pohode, ale pres to jsme se dostali az k NP-uplnosti a jijim definicim a hromadu veci kolem. Mimo jine se i ptal, jestli znam nejake odhady pro chromaticke cislo grafu atd. <text:line-break/>Ale matika celkove v pohode. </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h text:style-name="P2" text:outline-level="1">Informatika</text:h>
      <text:p text:style-name="Text_20_body">1.1</text:p>
      <text:p text:style-name="Text_20_body"><text:span text:style-name="T1">Predikatova logika</text:span> - (zkousel Necasky) popis jazyka, realizace, ohodnoceni, splnitelnost, tarskeho definice pravdivosti (znamka tusim 1-) </text:p>
      <text:p text:style-name="Text_20_body">(IOI 21. 6. 2011) Zformulujte větu o existenci modelu a dokažte pomocí ní tvrzení: je-li T nějaká L-teorie a \phi je L-sentence, tak T \models \phi \Rightarrow T \vdash \phi.</text:p>
      <text:p text:style-name="Text_20_body">1.2</text:p>
      <text:p text:style-name="Text_20_body">Bednarek: <text:span text:style-name="T4">Pravdivost, Dokazatelnost, Splnitelnost, Rozhodnutelnost</text:span><text:line-break/>Tady se da popsat hooodne papiru definicemi - napriklad definice pravdivosti je v PL o neco komplikovanejsi.<text:line-break/>To jsem taky ucinil a po projiti 5 listu A4 (pisu velkym pismem) mi bylo satisfakci Bednarkovo: "no myslim ze to bylo celkem vycerpavajici" </text:p>
      <text:p text:style-name="Text_20_body">(Kofron) Rozhodnutelnost, splnitelnost, pravdivost, dokazatelnost - to mě nepotěšilo, ale zplodil jsem co je výroková logika, ohodnocení, vysvětlil ty pojmy v otázce, ukázal cnf, dnf jak na ně upravit... zkoušející byl nedočkavý, tak jsem nakonec nenapsal nic o PL, s tím, že to kdyžtak dopíšu pak (což nechtěl).<text:line-break/>Ptal se docela dost, hlavně otázky které jsem nečekal, tak pro další generace tu máme výběr:<text:line-break/>Složitost zjišťování splnitelnosti pro cnf (3-sat je NP, ale chtěl vědět co třeba 2-sat - to je polynomiální, chtěl vědět jak by se to naprogramovalo), stejně ho zajímala složitost u zjištění tautologie... nakonec z toho byl docela příjemný pokec. </text:p>
      <text:p text:style-name="Text_20_body">(Skopal) Pro skopala na tuhle otázku si připravte nějaký pěkný příklad nedokazatelné formule nebo nerozhodnutelného problému. </text:p>
      <text:p text:style-name="Text_20_body">Definiciu rozhodnutelnosti som vedel, ale nevedel som mu nic blizsie povedat a rekurzivne spocetnych mnozinach, vyzeral byt trosku nahnevany (lebo prave o tom chcel pocut a bol velmi prekvapeny ako je mozne, ze sme to nebrali) ale podarilo sa mi spravne argumentovat a vysvetlit, ze to je az Slozitost I a nie bc predmety, takze nakoniec v poho. (Ale mal som strach ako male decko.) </text:p>
      <text:p text:style-name="Text_20_body">1.3</text:p>
      <text:p text:style-name="Text_20_body">NIKDY NEBYLA ZKOUSENA?</text:p>
      <text:p text:style-name="Text_20_body">3.3</text:p>
      <text:p text:style-name="P1">vsechno je v TeXu</text:p>
      <text:p text:style-name="Text_20_body">3.12-13</text:p>
      <text:p text:style-name="P1">vsechno je v TeXu</text:p>
      <text:p text:style-name="Text_20_body">3.11</text:p>
      <text:p text:style-name="Text_20_body">(Skopal) RSA, DES (tady chtěl Skopal konkrétní vzorečky, jak funguje symetrická šifra nebo šifrování s věřejným klíčem ho nezájímalo) </text:p>
      <text:p text:style-name="Text_20_body">----------------4 je komplet ----------------</text:p>
      <text:p text:style-name="Text_20_body">4.2 Konceptualni model</text:p>
      <text:p text:style-name="Text_20_body">(Skopal): Ještě jednou mi tu řeknete "primární klíč" a rovnou vás tady vyhodím (a pak o chvíli později) V ŽIVOTĚ... UŽ NEŘEKNETE... PRIMÁRNÍ KLÍČ!! <text:s/>jinak je to obecny cerveny prapor na nej.. proste tam jsou <text:span text:style-name="T1">klíče</text:span>, primární klíč je zajimavy "jen" tim, ze je podle nej setrideny ten soubor </text:p>
      <text:p text:style-name="Text_20_body">4.3 Rel.alg</text:p>
      <text:p text:style-name="P1">vsechno je v TeXu</text:p>
      <text:p text:style-name="Text_20_body">4.4</text:p>
      <text:p text:style-name="Text_20_body">(Mlynkova) Tady jsem se tesil, ze je to pekna otazka, ale bylo mi ukazano, ze toho moc neumim. Celkem jsem vyjmenoval a popsal NF + algoritmy na dosazeni(dekompozice a synteza). Horsi uz to bylo s predvedenim na prikladu, tak nakonec za 3. </text:p>
      <text:p text:style-name="Text_20_body">(Mlynkova) Tohle neni uplne moje parketa, takze jsem se snazil rict to co jsem vedel s jistotou. Zaklad byl asi v <text:soft-page-break/>poradku, jenom jsem nevedel zadnej algoritmus pro prevod schematu do nejake te normalni formy. Odhad 2-3</text:p>
      <text:p text:style-name="Text_20_body">(Bednarek) U těch normálních forem chtěl jenom příklady a výhody nevýhody, takže pohodička. </text:p>
      <text:p text:style-name="Text_20_body">4.5 SQL </text:p>
      <text:p text:style-name="Text_20_body">(Rychta) tak jsem rekla ze SQL je norma, priklady jeji implementace, co zahrnuje (popis schemat databaze, dotazovaci jazyk, transakce, intergitni omezeni ...), zakladni popis SELECT a dalsich basic dotazu, dal se me ptali na to nad jakou DB SQL pracuje (-&gt;relacni), zda se pouziva SQL i u jinych typu, jako je XML (ne), co je to SQL dotaz (je to prikaz, neni to program, musi byt necim interpretovan), co to je transakce (mnozina operaci co se tvari atomicky) atd... jo a co neni v textu a chteli: prikazy pro prirazovani prav uzivatelum (GRANT), prikazy pro transakce (COMMIT/ROLLBACK) </text:p>
      <text:p text:style-name="Text_20_body">(Yaghob) 3 A4, +- popis příkazů, 2-3 doplňující otázky typu, co je trigger?</text:p>
      <text:p text:style-name="Text_20_body">4.6 Transakce</text:p>
      <text:p text:style-name="Text_20_body">(Zavoral) Popsal jsem ACID s mírným nedorozuměním u konzistence (je důležité řici, že DB v konz. stavu splňuje všechny integritní omezení), kdy obecně má smysl používat transakce (víceuživatelské DB sys.), napsal jsem pár slov k rozvrhování a příklad C2PL. Celkově v pohodě, sem tam drobné záseky, ale Dr. Zavoral spíš poradil, resp. směroval k tomu, abych řekl, co chtěl slyšet. </text:p>
      <text:p text:style-name="Text_20_body">(Bednarek) Vyplodil jsem požadavky na transakce, zamotal se ve vysvětlování konfliktů a konfliktové uspořádatelnosti, věděl jsem zamykací protokoly, optimistické protokoly a časová razítka i něco málo o implementaci transakcí. </text:p>
      <text:p text:style-name="Text_20_body">(?) Transakce jsem moc neumel, popsal jsem ACID, usporadatelnost, konfliktni dvojce (WW, WR, RW), neznal jsem precedencni graf. </text:p>
      <text:p text:style-name="Text_20_body">(Skopal) Co me docela prekvapilo byla Skopalova otazka na to, jestli se v realnem provozu nejak berou v potaz rozvrhy transakci a graf konfliktu. Odpoved je ne, protoze s tim zpetne uz nejde nic udelat a misto toho se pouzivaji prave uzamykaci protokoly, ktere vynuty urcite vlastnosti rozvrhu dopredu. </text:p>
      <text:p text:style-name="Text_20_body">(Galambos) transakce a jejich vlastnosti -- napsal jsem mu tam ACID + nejake dalsi obecna veci okolo ala co je to rozvrh a pod.; pak se me ptal na protokol casovych razitek, coz jsem nevedel a nedokazal vymyslet. </text:p>
      <text:p text:style-name="Text_20_body">4.8 XML, XML Schema</text:p>
      <text:p text:style-name="Text_20_body">(Mlýnková) jsem dostal XSLT a o tom jazyku jsem slysel tak maximalne na co se to pouziva, ... to ji <text:line-break/>bohuzel nestacilo </text:p>
      <text:p text:style-name="Text_20_body">(Bednarek) XML, XSLT a trochu HTML protokoly- jsme se o nich zacli bavit (vedel jsem toho o nich asi jako vetsina z vas) a nakonec se konverzace prenesla na site obecneji (nastesti), takze to bylo v pohode.. </text:p>
      <text:p text:style-name="Text_20_body">(?) Nestačí vědět co to je, co je k tomu přidružené a povrchní představu o tom jak to funguje, či k čemu se to používá. Je dobré znát alespoň základní syntaxi, představu o tom jak funguje XSLT procesor, atd. </text:p>
      <text:p text:style-name="Text_20_body">5.3</text:p>
      <text:p text:style-name="Text_20_body">Prenos dat z disku do operacni pameti (Bulej): <text:span text:style-name="T1">1-2</text:span>. Překvapivě dobrý výsledek, nicméně den předtím jsem si četl o DMA, takže bych to měl vědět žejo Chtěl by prej ještě vědět, že to, co sedí na sběrnici a řídí ten přenos, se ovládá z procesoru tak, že v tom jsou nějaký registry, do kterejch se hodí instrukce, a taky že se načtou data z disku do diskový cache, pak se vyvolá přerušení, a pak se teprva ty data nějak dostanou do RAMky, třebas tim DMA nebo jinejma způsobama (a jakejma, pochopitelně). </text:p>
      <text:p text:style-name="Text_20_body">5.9</text:p>
      <text:p text:style-name="P1">vsechno v TeX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4T19:31:15.75</meta:creation-date>
    <meta:print-date>2011-06-19T00:06:21.79</meta:print-date>
    <dc:date>2011-08-21T14:26:03.31</dc:date>
    <meta:editing-duration>PT92H11M31S</meta:editing-duration>
    <meta:editing-cycles>18</meta:editing-cycles>
    <meta:generator>OpenOffice.org/3.0$Win32 OpenOffice.org_project/300m9$Build-9358</meta:generator>
    <meta:document-statistic meta:table-count="0" meta:image-count="1" meta:object-count="0" meta:page-count="8" meta:paragraph-count="125" meta:word-count="4106" meta:character-count="25082"/>
    <meta:user-defined meta:name="Informace 1"/>
    <meta:user-defined meta:name="Informace 2"/>
    <meta:user-defined meta:name="Informace 3"/>
    <meta:user-defined meta:name="Informace 4"/>
  </office:meta>
</office:document-meta>
</file>